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6db52" officeooo:paragraph-rsid="0016db52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1fbb4f" officeooo:paragraph-rsid="001fbb4f"/>
    </style:style>
    <style:style style:name="P4" style:family="paragraph" style:parent-style-name="Text_20_body" style:list-style-name="L1">
      <style:text-properties officeooo:rsid="001b2bfe" officeooo:paragraph-rsid="001b2bfe"/>
    </style:style>
    <style:style style:name="P5" style:family="paragraph" style:parent-style-name="Text_20_body" style:list-style-name="L1">
      <style:text-properties officeooo:rsid="00217dbd" officeooo:paragraph-rsid="00217dbd"/>
    </style:style>
    <style:style style:name="T1" style:family="text">
      <style:text-properties officeooo:rsid="001fbb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docs-internal-guid-8016dd54-b6aa-a282-6e0a-224b175c80401"/>Agenda Meeting <text:span text:style-name="T1">06</text:span>.0<text:span text:style-name="T1">3</text:span>.2015</text:h>
      <text:p text:style-name="Standard">Course<text:tab/><text:tab/>: Embedded Systems</text:p>
      <text:p text:style-name="P1">Group<text:tab/><text:tab/>: 16</text:p>
      <text:p text:style-name="Standard">President<text:tab/>: <text:span text:style-name="T1">Maarten</text:span></text:p>
      <text:p text:style-name="Text_20_body">Secretary<text:tab/>: <text:span text:style-name="T1">Tudor</text:span></text:p>
      <text:list xml:id="list8259182769124698733" text:style-name="L1">
        <text:list-item>
          <text:p text:style-name="P5">Attendance</text:p>
        </text:list-item>
        <text:list-item>
          <text:p text:style-name="P3">Minutes last meeting</text:p>
        </text:list-item>
        <text:list-item>
          <text:p text:style-name="P5">Feedback</text:p>
          <text:list>
            <text:list-item>
              <text:p text:style-name="P5">Machine Design</text:p>
            </text:list-item>
          </text:list>
        </text:list-item>
        <text:list-item>
          <text:p text:style-name="P2">Status</text:p>
          <text:list>
            <text:list-item>
              <text:p text:style-name="P4">Machine Design</text:p>
            </text:list-item>
            <text:list-item>
              <text:p text:style-name="P3">Work Plan</text:p>
            </text:list-item>
            <text:list-item>
              <text:p text:style-name="P5">Software Specification</text:p>
            </text:list-item>
          </text:list>
        </text:list-item>
        <text:list-item>
          <text:p text:style-name="P2">Questions</text:p>
          <text:list>
            <text:list-item>
              <text:p text:style-name="P5">Software Specification</text:p>
              <text:list>
                <text:list-item>
                  <text:p text:style-name="P5">Can we decide to add the display as an output at a later stage or should we decide on that now?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4:39:32.325470396</meta:creation-date>
    <dc:date>2015-03-05T15:45:56.786000000</dc:date>
    <meta:editing-duration>PT1H34M7S</meta:editing-duration>
    <meta:editing-cycles>11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16" meta:word-count="65" meta:character-count="350" meta:non-whitespace-character-count="309"/>
  </office:meta>
</office:document-meta>
</file>